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officeooo:rsid="0008c4b6" officeooo:paragraph-rsid="0008c4b6"/>
    </style:style>
    <style:style style:name="P5" style:family="paragraph" style:parent-style-name="Text_20_body">
      <style:text-properties officeooo:rsid="0008c4b6" officeooo:paragraph-rsid="0008c4b6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8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T1" style:family="text">
      <style:text-properties officeooo:rsid="0008c4b6"/>
    </style:style>
    <style:style style:name="T2" style:family="text">
      <style:text-properties loext:padding="0.049cm" loext:border="0.06pt solid #d9d9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cade</text:p>
      <text:p text:style-name="P4"/>
      <text:p text:style-name="P5">O pacote javax.persistence define a API de persistência de dados do Java, que é comumente usada em aplicativos Java para interagir com bancos de dados. O javax.persistence.CascadeType é uma enumeração que define os tipos de cascata que podem ser aplicados a operações de persistência.</text:p>
      <text:p text:style-name="P6">Quando uma entidade está associada a outra entidade por meio de um relacionamento, como uma associação de um-para-muitos ou muitos-para-muitos, o CascadeType especifica o comportamento de cascata que deve ocorrer nas operações de persistência quando a entidade pai é afetada.</text:p>
      <text:list xml:id="list3397762240" text:style-name="L1">
        <text:list-item>
          <text:p text:style-name="P10">ALL: Todas as operações de persistência (persist, remove, merge, refresh, detach) serão cascata para as entidades associadas.</text:p>
        </text:list-item>
        <text:list-item>
          <text:p text:style-name="P10">PERSIST: A operação de persistência será cascata para as entidades associadas.</text:p>
        </text:list-item>
        <text:list-item>
          <text:p text:style-name="P10">MERGE: A operação de merge será cascata para as entidades associadas.</text:p>
        </text:list-item>
        <text:list-item>
          <text:p text:style-name="P10">REMOVE: A operação de remoção será cascata para as entidades associadas.</text:p>
        </text:list-item>
        <text:list-item>
          <text:p text:style-name="P10">REFRESH: A operação de refresh será cascata para as entidades associadas.</text:p>
        </text:list-item>
        <text:list-item>
          <text:p text:style-name="P10">DETACH: A operação de detach será cascata para as entidades associadas.</text:p>
        </text:list-item>
        <text:list-item>
          <text:p text:style-name="P8">NONE: Nenhuma operação de cascata será aplicada.</text:p>
        </text:list-item>
      </text:list>
      <text:p text:style-name="P4"/>
      <text:p text:style-name="P4"/>
      <text:p text:style-name="P4">PERSIST</text:p>
      <text:p text:style-name="P4"/>
      <text:p text:style-name="P5"><text:span text:style-name="Source_20_Text"><text:span text:style-name="T2">CascadeType.PERSIST</text:span></text:span> é um dos valores da enumeração <text:span text:style-name="Source_20_Text"><text:span text:style-name="T2">CascadeType</text:span></text:span> do pacote <text:span text:style-name="Source_20_Text"><text:span text:style-name="T2">javax.persistence</text:span></text:span>. Esse valor especifica o comportamento de cascata de persistência em uma associação entre entidades.</text:p>
      <text:p text:style-name="P6">Quando você associa duas entidades usando uma relação de mapeamento One-to-Many ou Many-to-Many e configura o <text:span text:style-name="Source_20_Text"><text:span text:style-name="T2">cascade</text:span></text:span> com <text:span text:style-name="Source_20_Text"><text:span text:style-name="T2">CascadeType.PERSIST</text:span></text:span>, significa que as operações de persistência serão propagadas da entidade pai para a entidade filho.</text:p>
      <text:p text:style-name="P6">Mais especificamente, se uma entidade pai for persistida (salva) no banco de dados, todas as entidades filho associadas a ela também serão persistidas automaticamente, sem a necessidade de chamadas explícitas para o método <text:span text:style-name="Source_20_Text"><text:span text:style-name="T2">persist()</text:span></text:span>.</text:p>
      <text:p text:style-name="P6">Por exemplo, considerando as classes <text:span text:style-name="Source_20_Text"><text:span text:style-name="T2">Conta</text:span></text:span> e <text:span text:style-name="Source_20_Text"><text:span text:style-name="T2">Transferencia</text:span></text:span> com uma associação One-to-Many em que uma <text:span text:style-name="Source_20_Text"><text:span text:style-name="T2">Conta</text:span></text:span> possui várias <text:span text:style-name="Source_20_Text"><text:span text:style-name="T2">Transferencias</text:span></text:span>, e o <text:span text:style-name="Source_20_Text"><text:span text:style-name="T2">CascadeType.PERSIST</text:span></text:span> está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@Entity</text:p>
      <text:p text:style-name="P4">public class Conta {</text:p>
      <text:p text:style-name="P4"><text:s text:c="4"/>// ...</text:p>
      <text:p text:style-name="P4"/>
      <text:p text:style-name="P4"><text:s text:c="4"/>@OneToMany(mappedBy = "conta", cascade = CascadeType.PERSIST)</text:p>
      <text:p text:style-name="P4"><text:s text:c="4"/>private List&lt;Transferencia&gt; transferencias;</text:p>
      <text:p text:style-name="P4"/>
      <text:p text:style-name="P4"><text:s text:c="4"/>// ...</text:p>
      <text:p text:style-name="P4">}</text:p>
      <text:p text:style-name="P4"/>
      <text:p text:style-name="P4">@Entity</text:p>
      <text:p text:style-name="P4">public class Transferencia {</text:p>
      <text:p text:style-name="P4"><text:s text:c="4"/>// ...</text:p>
      <text:p text:style-name="P4"/>
      <text:p text:style-name="P4"><text:s text:c="4"/>@ManyToOne</text:p>
      <text:p text:style-name="P4"><text:s text:c="4"/>@JoinColumn(name = "conta_id")</text:p>
      <text:p text:style-name="P4"><text:s text:c="4"/>private Conta conta;</text:p>
      <text:p text:style-name="P4"/>
      <text:p text:style-name="P4"><text:s text:c="4"/>// ...</text:p>
      <text:p text:style-name="P4">}</text:p>
      <text:p text:style-name="P4"/>
      <text:p text:style-name="P5">Se você criar uma nova instância de <text:span text:style-name="Source_20_Text"><text:span text:style-name="T2">Conta</text:span></text:span> e adicionar várias <text:span text:style-name="Source_20_Text"><text:span text:style-name="T2">Transferencias</text:span></text:span> a ela, quando chamar <text:span text:style-name="Source_20_Text"><text:span text:style-name="T2">entityManager.persist(conta)</text:span></text:span>, tanto a <text:span text:style-name="Source_20_Text"><text:span text:style-name="T2">Conta</text:span></text:span> quanto todas as <text:span text:style-name="Source_20_Text"><text:span text:style-name="T2">Transferencias</text:span></text:span> associadas serão persistidas no banco de dados.</text:p>
      <text:p text:style-name="P6">Em resumo, <text:span text:style-name="Source_20_Text"><text:span text:style-name="T2">CascadeType.PERSIST</text:span></text:span> permite que você propague a operação de persistência da entidade pai para as entidades filho, facilitando o gerenciamento de relacionamentos e evitando a necessidade de persistir cada entidade separadamente.</text:p>
      <text:p text:style-name="P4"/>
      <text:p text:style-name="P4"/>
      <text:p text:style-name="P4">REMOVE</text:p>
      <text:p text:style-name="P4"/>
      <text:p text:style-name="P5"><text:span text:style-name="Source_20_Text"><text:span text:style-name="T2">CascadeType.REMOVE</text:span></text:span> é um dos valores da enumeração <text:span text:style-name="Source_20_Text"><text:span text:style-name="T2">CascadeType</text:span></text:span> do pacote <text:span text:style-name="Source_20_Text"><text:span text:style-name="T2">javax.persistence</text:span></text:span>. Esse valor especifica o comportamento de cascata de remoção em uma associação entre entidades.</text:p>
      <text:p text:style-name="P6">Quando você associa duas entidades usando uma relação de mapeamento One-to-Many ou Many-to-Many e configura o <text:span text:style-name="Source_20_Text"><text:span text:style-name="T2">cascade</text:span></text:span> com <text:span text:style-name="Source_20_Text"><text:span text:style-name="T2">CascadeType.REMOVE</text:span></text:span>, significa que as operações de remoção serão propagadas da entidade pai para a entidade filho.</text:p>
      <text:p text:style-name="P6">Mais especificamente, se uma entidade pai for removida do banco de dados, todas as entidades filho associadas a ela também serão removidas automaticamente, sem a necessidade de chamadas explícitas para o método <text:span text:style-name="Source_20_Text"><text:span text:style-name="T2">remove()</text:span></text:span>.</text:p>
      <text:p text:style-name="P6">Por exemplo, considerando as classes <text:span text:style-name="Source_20_Text"><text:span text:style-name="T2">Conta</text:span></text:span> e <text:span text:style-name="Source_20_Text"><text:span text:style-name="T2">Transferencia</text:span></text:span> com uma associação One-to-Many em que uma <text:span text:style-name="Source_20_Text"><text:span text:style-name="T2">Conta</text:span></text:span> possui várias <text:span text:style-name="Source_20_Text"><text:span text:style-name="T2">Transferencias</text:span></text:span>, e o <text:span text:style-name="Source_20_Text"><text:span text:style-name="T2">CascadeType.REMOVE</text:span></text:span> está configurado:</text:p>
      <text:p text:style-name="P4"/>
      <text:p text:style-name="P4"><text:soft-page-break/></text:p>
      <text:p text:style-name="P4">@Entity</text:p>
      <text:p text:style-name="P4">public class Conta {</text:p>
      <text:p text:style-name="P4"><text:s text:c="4"/>// ...</text:p>
      <text:p text:style-name="P4"/>
      <text:p text:style-name="P4"><text:s text:c="4"/>@OneToMany(mappedBy = "conta", cascade = CascadeType.REMOVE)</text:p>
      <text:p text:style-name="P4"><text:s text:c="4"/>private List&lt;Transferencia&gt; transferencias;</text:p>
      <text:p text:style-name="P4"/>
      <text:p text:style-name="P4"><text:s text:c="4"/>// ...</text:p>
      <text:p text:style-name="P4">}</text:p>
      <text:p text:style-name="P4"/>
      <text:p text:style-name="P4">@Entity</text:p>
      <text:p text:style-name="P4">public class Transferencia {</text:p>
      <text:p text:style-name="P4"><text:s text:c="4"/>// ...</text:p>
      <text:p text:style-name="P4"/>
      <text:p text:style-name="P4"><text:s text:c="4"/>@ManyToOne</text:p>
      <text:p text:style-name="P4"><text:s text:c="4"/>@JoinColumn(name = "conta_id")</text:p>
      <text:p text:style-name="P4"><text:s text:c="4"/>private Conta conta;</text:p>
      <text:p text:style-name="P4"/>
      <text:p text:style-name="P4"><text:s text:c="4"/>// ...</text:p>
      <text:p text:style-name="P4">}</text:p>
      <text:p text:style-name="P4"/>
      <text:p text:style-name="P5"><text:span text:style-name="T2">Se você remover uma instância de </text:span><text:span text:style-name="Source_20_Text"><text:span text:style-name="T2">Conta</text:span></text:span><text:span text:style-name="T2"> do banco de dados usando </text:span><text:span text:style-name="Source_20_Text"><text:span text:style-name="T2">entityManager.remove(conta)</text:span></text:span><text:span text:style-name="T2">, todas as </text:span><text:span text:style-name="Source_20_Text"><text:span text:style-name="T2">Transferencias</text:span></text:span><text:span text:style-name="T2"> associadas a essa </text:span><text:span text:style-name="Source_20_Text"><text:span text:style-name="T2">Conta</text:span></text:span><text:span text:style-name="T2"> também serão removidas automaticamente.</text:span></text:p>
      <text:p text:style-name="P6"><text:span text:style-name="T2">Em resumo, </text:span><text:span text:style-name="Source_20_Text"><text:span text:style-name="T2">CascadeType.REMOVE</text:span></text:span><text:span text:style-name="T2"> permite que você propague a operação de remoção da entidade pai para as entidades filho, facilitando o gerenciamento de relacionamentos e evitando a necessidade de remover cada entidade separadamente.</text:span></text:p>
      <text:p text:style-name="P9"/>
      <text:p text:style-name="P4"/>
      <text:p text:style-name="P4">ALL</text:p>
      <text:p text:style-name="P4"/>
      <text:p text:style-name="P5"><text:span text:style-name="Source_20_Text"><text:span text:style-name="T2">CascadeType.ALL</text:span></text:span> é um dos valores da enumeração <text:span text:style-name="Source_20_Text"><text:span text:style-name="T2">CascadeType</text:span></text:span> do pacote <text:span text:style-name="Source_20_Text"><text:span text:style-name="T2">javax.persistence</text:span></text:span>. Esse valor especifica que todas as operações de cascata devem ser aplicadas em uma associação entre entidades.</text:p>
      <text:p text:style-name="P6">Quando você associa duas entidades usando uma relação de mapeamento One-to-Many ou Many-to-Many e configura o <text:span text:style-name="Source_20_Text"><text:span text:style-name="T2">cascade</text:span></text:span> com <text:span text:style-name="Source_20_Text"><text:span text:style-name="T2">CascadeType.ALL</text:span></text:span>, significa que todas as operações de persistência (persist, merge, remove, refresh e detach) serão propagadas da entidade pai para a entidade filho.</text:p>
      <text:p text:style-name="P6">Mais especificamente, se uma entidade pai for afetada por uma operação de persistência, como salvar (<text:span text:style-name="Source_20_Text"><text:span text:style-name="T2">persist</text:span></text:span>) ou remover (<text:span text:style-name="Source_20_Text"><text:span text:style-name="T2">remove</text:span></text:span>), todas as entidades filho associadas a ela também serão afetadas pela mesma operação.</text:p>
      <text:p text:style-name="P6"><text:soft-page-break/>Por exemplo, considerando as classes <text:span text:style-name="Source_20_Text"><text:span text:style-name="T2">Conta</text:span></text:span> e <text:span text:style-name="Source_20_Text"><text:span text:style-name="T2">Transferencia</text:span></text:span> com uma associação One-to-Many em que uma <text:span text:style-name="Source_20_Text"><text:span text:style-name="T2">Conta</text:span></text:span> possui várias <text:span text:style-name="Source_20_Text"><text:span text:style-name="T2">Transferencias</text:span></text:span>, e o <text:span text:style-name="Source_20_Text"><text:span text:style-name="T2">CascadeType.ALL</text:span></text:span> está configurado:</text:p>
      <text:p text:style-name="P4">@Entity</text:p>
      <text:p text:style-name="P4">public class Conta {</text:p>
      <text:p text:style-name="P4"><text:s text:c="4"/>// ...</text:p>
      <text:p text:style-name="P4"/>
      <text:p text:style-name="P4"><text:s text:c="4"/>@OneToMany(mappedBy = "conta", cascade = CascadeType.ALL)</text:p>
      <text:p text:style-name="P4"><text:s text:c="4"/>private List&lt;Transferencia&gt; transferencias;</text:p>
      <text:p text:style-name="P4"/>
      <text:p text:style-name="P4"><text:s text:c="4"/>// ...</text:p>
      <text:p text:style-name="P4">}</text:p>
      <text:p text:style-name="P4"/>
      <text:p text:style-name="P4">@Entity</text:p>
      <text:p text:style-name="P4">public class Transferencia {</text:p>
      <text:p text:style-name="P4"><text:s text:c="4"/>// ...</text:p>
      <text:p text:style-name="P4"/>
      <text:p text:style-name="P4"><text:s text:c="4"/>@ManyToOne</text:p>
      <text:p text:style-name="P4"><text:s text:c="4"/>@JoinColumn(name = "conta_id")</text:p>
      <text:p text:style-name="P4"><text:s text:c="4"/>private Conta conta;</text:p>
      <text:p text:style-name="P4"/>
      <text:p text:style-name="P4"><text:s text:c="4"/>// ...</text:p>
      <text:p text:style-name="P4">}</text:p>
      <text:p text:style-name="P4"/>
      <text:p text:style-name="P5"><text:span text:style-name="Source_20_Text"><text:span text:style-name="T2"><text:line-break/>CascadeType.ALL</text:span></text:span> é um dos valores da enumeração <text:span text:style-name="Source_20_Text"><text:span text:style-name="T2">CascadeType</text:span></text:span> do pacote <text:span text:style-name="Source_20_Text"><text:span text:style-name="T2">javax.persistence</text:span></text:span>. Esse valor especifica que todas as operações de cascata devem ser aplicadas em uma associação entre entidades.</text:p>
      <text:p text:style-name="P6">Quando você associa duas entidades usando uma relação de mapeamento One-to-Many ou Many-to-Many e configura o <text:span text:style-name="Source_20_Text"><text:span text:style-name="T2">cascade</text:span></text:span> com <text:span text:style-name="Source_20_Text"><text:span text:style-name="T2">CascadeType.ALL</text:span></text:span>, significa que todas as operações de persistência (persist, merge, remove, refresh e detach) serão propagadas da entidade pai para a entidade filho.</text:p>
      <text:p text:style-name="P6">Mais especificamente, se uma entidade pai for afetada por uma operação de persistência, como salvar (<text:span text:style-name="Source_20_Text"><text:span text:style-name="T2">persist</text:span></text:span>) ou remover (<text:span text:style-name="Source_20_Text"><text:span text:style-name="T2">remove</text:span></text:span>), todas as entidades filho associadas a ela também serão afetadas pela mesma operação.</text:p>
      <text:p text:style-name="P6">Por exemplo, considerando as classes <text:span text:style-name="Source_20_Text"><text:span text:style-name="T2">Conta</text:span></text:span> e <text:span text:style-name="Source_20_Text"><text:span text:style-name="T2">Transferencia</text:span></text:span> com uma associação One-to-Many em que uma <text:span text:style-name="Source_20_Text"><text:span text:style-name="T2">Conta</text:span></text:span> possui várias <text:span text:style-name="Source_20_Text"><text:span text:style-name="T2">Transferencias</text:span></text:span>, e o <text:span text:style-name="Source_20_Text"><text:span text:style-name="T2">CascadeType.ALL</text:span></text:span> está configurado:</text:p>
      <text:p text:style-name="P3">javaCopy code</text:p>
      <text:p text:style-name="P2"><text:span text:style-name="Source_20_Text"><text:span text:style-name="T2">@Entity</text:span></text:span></text:p>
      <text:p text:style-name="P2"><text:span text:style-name="Source_20_Text"><text:span text:style-name="T2">public class Conta {</text:span></text:span></text:p>
      <text:p text:style-name="P2"><text:span text:style-name="Source_20_Text"><text:span text:style-name="T2"><text:s text:c="4"/>// ...</text:span></text:span></text:p>
      <text:p text:style-name="P2"/>
      <text:p text:style-name="P2"><text:span text:style-name="Source_20_Text"><text:span text:style-name="T2"><text:s text:c="4"/>@OneToMany(mappedBy = "conta", cascade = CascadeType.ALL)</text:span></text:span></text:p>
      <text:p text:style-name="P2"><text:span text:style-name="Source_20_Text"><text:span text:style-name="T2"><text:s text:c="4"/>private List&lt;Transferencia&gt; transferencias;</text:span></text:span></text:p>
      <text:p text:style-name="P2"><text:soft-page-break/></text:p>
      <text:p text:style-name="P2"><text:span text:style-name="Source_20_Text"><text:span text:style-name="T2"><text:s text:c="4"/>// ...</text:span></text:span></text:p>
      <text:p text:style-name="P2"><text:span text:style-name="Source_20_Text"><text:span text:style-name="T2">}</text:span></text:span></text:p>
      <text:p text:style-name="P2"/>
      <text:p text:style-name="P2"><text:span text:style-name="Source_20_Text"><text:span text:style-name="T2">@Entity</text:span></text:span></text:p>
      <text:p text:style-name="P2"><text:span text:style-name="Source_20_Text"><text:span text:style-name="T2">public class Transferencia {</text:span></text:span></text:p>
      <text:p text:style-name="P2"><text:span text:style-name="Source_20_Text"><text:span text:style-name="T2"><text:s text:c="4"/>// ...</text:span></text:span></text:p>
      <text:p text:style-name="P2"/>
      <text:p text:style-name="P2"><text:span text:style-name="Source_20_Text"><text:span text:style-name="T2"><text:s text:c="4"/>@ManyToOne</text:span></text:span></text:p>
      <text:p text:style-name="P2"><text:span text:style-name="Source_20_Text"><text:span text:style-name="T2"><text:s text:c="4"/>@JoinColumn(name = "conta_id")</text:span></text:span></text:p>
      <text:p text:style-name="P2"><text:span text:style-name="Source_20_Text"><text:span text:style-name="T2"><text:s text:c="4"/>private Conta conta;</text:span></text:span></text:p>
      <text:p text:style-name="P2"/>
      <text:p text:style-name="P2"><text:span text:style-name="Source_20_Text"><text:span text:style-name="T2"><text:s text:c="4"/>// ...</text:span></text:span></text:p>
      <text:p text:style-name="P1"><text:span text:style-name="Source_20_Text"><text:span text:style-name="T2">}</text:span></text:span></text:p>
      <text:p text:style-name="P6">Neste exemplo, quando você persiste, remove ou aplica outras operações de persistência em uma instância de <text:span text:style-name="Source_20_Text"><text:span text:style-name="T2">Conta</text:span></text:span>, todas as <text:span text:style-name="Source_20_Text"><text:span text:style-name="T2">Transferencias</text:span></text:span> associadas a essa <text:span text:style-name="Source_20_Text"><text:span text:style-name="T2">Conta</text:span></text:span> também serão persistidas, removidas ou afetadas pela mesma operação.</text:p>
      <text:p text:style-name="P6">Em resumo, <text:span text:style-name="Source_20_Text"><text:span text:style-name="T2">CascadeType.ALL</text:span></text:span> permite que você propague todas as operações de persistência da entidade pai para as entidades filho, facilitando o gerenciamento de relacionamentos e garantindo que todas as operações necessárias sejam aplicadas automaticamente.</text:p>
      <text:p text:style-name="P4"/>
      <text:p text:style-name="P4"/>
      <text:p text:style-name="P4">DETACH</text:p>
      <text:p text:style-name="P4"/>
      <text:p text:style-name="P5"><text:span text:style-name="Source_20_Text"><text:span text:style-name="T2">CascadeType.DETACH</text:span></text:span> é um valor da enumeração <text:span text:style-name="Source_20_Text"><text:span text:style-name="T2">CascadeType</text:span></text:span> do pacote <text:span text:style-name="Source_20_Text"><text:span text:style-name="T2">javax.persistence</text:span></text:span>. Esse valor especifica o comportamento de desanexar entidades em uma associação quando uma entidade pai é desanexada.</text:p>
      <text:p text:style-name="P6">Quando você associa duas entidades usando um relacionamento de mapeamento One-to-Many ou Many-to-Many e configura o <text:span text:style-name="Source_20_Text"><text:span text:style-name="T2">cascade</text:span></text:span> com <text:span text:style-name="Source_20_Text"><text:span text:style-name="T2">CascadeType.DETACH</text:span></text:span>, significa que a operação de desanexar será propagada das entidades pai para as entidades filho.</text:p>
      <text:p text:style-name="P6">O desanexo de uma entidade significa remover a entidade do contexto de persistência, desvinculando-a do gerenciamento pelo EntityManager. A entidade continuará existindo no banco de dados, mas não será mais rastreada pelo EntityManager.</text:p>
      <text:p text:style-name="P6">Por exemplo, considerando as classes <text:span text:style-name="Source_20_Text"><text:span text:style-name="T2">Conta</text:span></text:span> e <text:span text:style-name="Source_20_Text"><text:span text:style-name="T2">Transferencia</text:span></text:span> com uma associação One-to-Many em que uma <text:span text:style-name="Source_20_Text"><text:span text:style-name="T2">Conta</text:span></text:span> possui várias <text:span text:style-name="Source_20_Text"><text:span text:style-name="T2">Transferencias</text:span></text:span>, e o <text:span text:style-name="Source_20_Text"><text:span text:style-name="T2">CascadeType.DETACH</text:span></text:span> está configurado:</text:p>
      <text:p text:style-name="P4">@Entity</text:p>
      <text:p text:style-name="P4">public class Conta {</text:p>
      <text:p text:style-name="P4"><text:s text:c="4"/>// ...</text:p>
      <text:p text:style-name="P4"/>
      <text:p text:style-name="P4"><text:s text:c="4"/>@OneToMany(mappedBy = "conta", cascade = CascadeType.DETACH)</text:p>
      <text:p text:style-name="P4"><text:s text:c="4"/>private List&lt;Transferencia&gt; transferencias;</text:p>
      <text:p text:style-name="P4"/>
      <text:p text:style-name="P4"><text:s text:c="4"/>// ...</text:p>
      <text:p text:style-name="P4"><text:soft-page-break/>}</text:p>
      <text:p text:style-name="P4"/>
      <text:p text:style-name="P4">@Entity</text:p>
      <text:p text:style-name="P4">public class Transferencia {</text:p>
      <text:p text:style-name="P4"><text:s text:c="4"/>// ...</text:p>
      <text:p text:style-name="P4"/>
      <text:p text:style-name="P4"><text:s text:c="4"/>@ManyToOne</text:p>
      <text:p text:style-name="P4"><text:s text:c="4"/>@JoinColumn(name = "conta_id")</text:p>
      <text:p text:style-name="P4"><text:s text:c="4"/>private Conta conta;</text:p>
      <text:p text:style-name="P4"/>
      <text:p text:style-name="P4"><text:s text:c="4"/>// ...</text:p>
      <text:p text:style-name="P4">}</text:p>
      <text:p text:style-name="P4"/>
      <text:p text:style-name="P5">Se você desanexar uma instância de <text:span text:style-name="Source_20_Text"><text:span text:style-name="T2">Conta</text:span></text:span> usando o método <text:span text:style-name="Source_20_Text"><text:span text:style-name="T2">entityManager.detach(conta)</text:span></text:span>, todas as <text:span text:style-name="Source_20_Text"><text:span text:style-name="T2">Transferencias</text:span></text:span> associadas a essa <text:span text:style-name="Source_20_Text"><text:span text:style-name="T2">Conta</text:span></text:span> também serão desanexadas, ou seja, removidas do contexto de persistência. No entanto, as <text:span text:style-name="Source_20_Text"><text:span text:style-name="T2">Transferencias</text:span></text:span> continuarão existindo no banco de dados.</text:p>
      <text:p text:style-name="P6">O <text:span text:style-name="Source_20_Text"><text:span text:style-name="T2">CascadeType.DETACH</text:span></text:span> permite que você propague a operação de desanexar das entidades pai para as entidades filho, removendo-as do contexto de persistência e interrompendo o rastreamento pelo EntityManager.</text:p>
      <text:p text:style-name="P6">Isso pode ser útil em situações em que você deseja remover temporariamente uma entidade do contexto de persistência, sem excluir fisicamente os registros correspondentes no banco de dado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7:22:31.099961872</meta:creation-date>
    <dc:date>2023-07-12T17:33:19.972193489</dc:date>
    <meta:editing-duration>PT8S</meta:editing-duration>
    <meta:editing-cycles>1</meta:editing-cycles>
    <meta:document-statistic meta:table-count="0" meta:image-count="0" meta:object-count="0" meta:page-count="6" meta:paragraph-count="119" meta:word-count="1237" meta:character-count="8850" meta:non-whitespace-character-count="7557"/>
    <meta:generator>LibreOffice/7.0.4.2$Linux_X86_64 LibreOffice_project/00$Build-2</meta:generator>
  </office:meta>
</office:document-meta>
</file>